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', Monaco, Courier, 'Courier New', Verdana, sans-serif"/>
    <style:font-face style:name="Georgia" svg:font-family="Georgia, 'Times New Roman', serif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164ecb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 fo:background-color="#ffffff" fo:padding="0cm" fo:border="none">
        <style:background-image/>
      </style:paragraph-properties>
      <style:text-properties fo:color="#111111"/>
    </style:style>
    <style:style style:name="P4" style:family="paragraph" style:parent-style-name="Preformatted_20_Text">
      <style:paragraph-properties fo:margin-top="0cm" fo:margin-bottom="0.499cm" style:contextual-spacing="false" fo:background-color="#ffffff" fo:padding="0cm" fo:border="none">
        <style:background-image/>
      </style:paragraph-properties>
      <style:text-properties fo:color="#111111" style:font-name="Consolas"/>
    </style:style>
    <style:style style:name="P5" style:family="paragraph" style:parent-style-name="Preformatted_20_Text">
      <style:paragraph-properties fo:background-color="#ffffff" fo:padding="0cm" fo:border="none">
        <style:background-image/>
      </style:paragraph-properties>
    </style:style>
    <style:style style:name="P6" style:family="paragraph" style:parent-style-name="Preformatted_20_Text">
      <style:paragraph-properties fo:background-color="#ffffff" fo:padding="0cm" fo:border="none">
        <style:background-image/>
      </style:paragraph-properties>
      <style:text-properties fo:color="#111111"/>
    </style:style>
    <style:style style:name="P7" style:family="paragraph" style:parent-style-name="Preformatted_20_Text">
      <style:paragraph-properties fo:background-color="#ffffff" fo:padding="0cm" fo:border="none">
        <style:background-image/>
      </style:paragraph-properties>
      <style:text-properties fo:color="#111111" style:font-name="Consolas"/>
    </style:style>
    <style:style style:name="T1" style:family="text">
      <style:text-properties style:font-name="Georgia"/>
    </style:style>
    <style:style style:name="T2" style:family="text">
      <style:text-properties style:font-name="Georgia" fo:font-size="18pt" fo:font-weight="bold"/>
    </style:style>
    <style:style style:name="T3" style:family="text">
      <style:text-properties style:font-name="Consolas"/>
    </style:style>
    <style:style style:name="T4" style:family="text">
      <style:text-properties officeooo:rsid="00164e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gregando clientes al servidor Nagios. </text:span><text:line-break/><text:span text:style-name="T1"><text:line-break/></text:span><text:span text:style-name="T2">Clientes Red Hat/CentOS </text:span><text:line-break/><text:span text:style-name="T1"><text:line-break/>Es necesario también agregar el repositorio EPEL en los clientes para instalar los plugins y otros paquetes necesarios. </text:span></text:p>
      <text:p text:style-name="P7">[root@sambapdc01 ~]# wget http://dl.fedoraproject.org/pub/epel/6/i386/epel-release-6-8.noarch.rpm</text:p>
      <text:p text:style-name="P4">[root@sambapdc01 ~]# rpm -ivh epel-release-6-8.noarch.rpm</text:p>
      <text:p text:style-name="Text_20_body"><text:line-break/><text:span text:style-name="T1">Install “nrpe” and “nagios-plugins” packages in client systems to be monitored. </text:span></text:p>
      <text:p text:style-name="P4">[root@sambapdc01 ~]# yum install -y nrpe nagios-plugins-all openssl</text:p>
      <text:p text:style-name="Text_20_body"><text:line-break/><text:span text:style-name="T1">Editamos el fichero nrpe.cfg para ver el servidor Nagios </text:span></text:p>
      <text:p text:style-name="P7">[root@sambapdc01 ~]# vi /etc/nagios/nrpe.cfg</text:p>
      <text:p text:style-name="P4">allowed_hosts=127.0.0.1 192.168.5.200</text:p>
      <text:p text:style-name="Text_20_body"><text:line-break/><text:bookmark text:name="more"/><text:line-break/><text:span text:style-name="T1">Iniciamos el servicio nrpe </text:span></text:p>
      <text:p text:style-name="P7">[root@sambapdc01 ~]# /etc/init.d/nrpe start</text:p>
      <text:p text:style-name="P4">Starting nrpe: <text:s text:c="44"/>[ <text:s/>OK <text:s/>]</text:p>
      <text:p text:style-name="Text_20_body"><text:line-break/><text:span text:style-name="T1">Opcionalmente lo dejamos para que cargue en el inicio del sistema. </text:span></text:p>
      <text:p text:style-name="P4">[root@sambapdc01 ~]# chkconfig nrpe --level 345 on</text:p>
      <text:p text:style-name="Text_20_body"><text:line-break/><text:span text:style-name="T2">Clientes Debian/Ubuntu </text:span><text:line-break/><text:line-break/><text:span text:style-name="T1">Instalamos los plugins y demás </text:span></text:p>
      <text:p text:style-name="P4">[root@ubuntu-client ~]# apt-get install -y nagios-nrpe-server nagios-plugins nagios-plugins-basic nagios-plugins-contrib nagios-plugins-extra nagios-plugins-standard nagios-plugins-openstack nagios-nrpe-server openssl</text:p>
      <text:p text:style-name="Text_20_body"><text:line-break/><text:span text:style-name="T1">También editamos el nrpe.cfg </text:span></text:p>
      <text:p text:style-name="P7">[root@ubuntu-client ~]# nano /etc/nagios/nrpe.cfg</text:p>
      <text:p text:style-name="P4">allowed_hosts=127.0.0.1 192.168.5.200</text:p>
      <text:p text:style-name="Text_20_body"><text:line-break/><text:span text:style-name="T1">Iniciamos y cargamos el servicio al inicio del sistema. </text:span></text:p>
      <text:p text:style-name="P7">[root@ubuntu-client ~]# service nagios-nrpe-server start</text:p>
      <text:p text:style-name="P4"><text:soft-page-break/>[root@ubuntu-client ~]# update-rc.d -f nagios-nrpe-server defaults</text:p>
      <text:p text:style-name="Text_20_body"><text:line-break/><text:span text:style-name="T1">En la parte del servidor Nagios debemos editar el fichero nagios.cfg y quitar el comentario la línea 52. </text:span></text:p>
      <text:p text:style-name="P7">[root@nagios ~]# vi /etc/nagios/nagios.cfg</text:p>
      <text:p text:style-name="P4">cfg_dir=/etc/nagios/servers</text:p>
      <text:p text:style-name="Text_20_body"><text:line-break/><text:span text:style-name="T1">Ahora creamos un directorio que llamaremos servers, dentro de /etc/nagios/. Y también el fichero de configuración de los clientes </text:span></text:p>
      <text:p text:style-name="P7">[root@nagios ~]# mkdir /etc/nagios/servers</text:p>
      <text:p text:style-name="P7">[root@nagios ~]# vi /etc/nagios/servers/clients.cfg</text:p>
      <text:p text:style-name="P7">define host{</text:p>
      <text:p text:style-name="P7">use <text:s text:c="28"/>nagios</text:p>
      <text:p text:style-name="P7">host_name <text:s text:c="22"/>ubuntu-client</text:p>
      <text:p text:style-name="P7">alias <text:s text:c="26"/>ubuntu-client</text:p>
      <text:p text:style-name="P7">address <text:s text:c="24"/>192.168.5.2</text:p>
      <text:p text:style-name="P7">max_check_attempts <text:s text:c="13"/>5</text:p>
      <text:p text:style-name="P7">check_period <text:s text:c="19"/>24x7</text:p>
      <text:p text:style-name="P7">notification_interval <text:s text:c="10"/>30</text:p>
      <text:p text:style-name="P7">notification_period <text:s text:c="12"/>24x7</text:p>
      <text:p text:style-name="P7">}</text:p>
      <text:p text:style-name="P5"/>
      <text:p text:style-name="P7">define host{</text:p>
      <text:p text:style-name="P7">use <text:s text:c="28"/>nagios</text:p>
      <text:p text:style-name="P7">host_name <text:s text:c="22"/>sambapdc01</text:p>
      <text:p text:style-name="P7">alias <text:s text:c="26"/>sambapdc01</text:p>
      <text:p text:style-name="P7">address <text:s text:c="24"/>192.168.5.1</text:p>
      <text:p text:style-name="P7">max_check_attempts <text:s text:c="13"/>5</text:p>
      <text:p text:style-name="P7">check_period <text:s text:c="19"/>24x7</text:p>
      <text:p text:style-name="P7">notification_interval <text:s text:c="10"/>30</text:p>
      <text:p text:style-name="P7">notification_period <text:s text:c="12"/>24x7</text:p>
      <text:p text:style-name="P4">}</text:p>
      <text:p text:style-name="Text_20_body"><text:line-break/><text:span text:style-name="T1">Reiniciamos el daemon de Nagios </text:span></text:p>
      <text:p text:style-name="P7">[root@nagios ~]# service nagios restart</text:p>
      <text:p text:style-name="P6"><text:s/><text:span text:style-name="T3">Running configuration check...done.</text:span></text:p>
      <text:p text:style-name="P6"><text:s/><text:span text:style-name="T3">Stopping nagios: .done.</text:span></text:p>
      <text:p text:style-name="P3"><text:s/><text:span text:style-name="T3">Starting nagios: done.</text:span></text:p>
      <text:p text:style-name="P1"><text:span text:style-name="T4">URL: http://fraterneo.blogspot.com/2013/04/instalando-y-configurando-nagios-en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'Andale Mono', Monaco, Courier, 'Courier New', Verdana, sans-serif"/>
    <style:font-face style:name="Georgia" svg:font-family="Georgia, 'Times New Roman', serif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Campos</meta:initial-creator>
    <meta:creation-date>2013-09-16T16:34:20</meta:creation-date>
    <dc:date>2013-09-16T16:37:19</dc:date>
    <dc:creator>Manuel Campos</dc:creator>
    <meta:editing-duration>PT2M4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2" meta:paragraph-count="53" meta:word-count="261" meta:character-count="2731" meta:non-whitespace-character-count="2139"/>
  </office:meta>
</office:document-meta>
</file>